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10 Pitch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/>
      <text:p text:style-name="P1">Control System Design.</text:p>
      <text:p text:style-name="P1"><text:s text:c="2"/>3 weeks .................................................. <text:s/>$6000.00</text:p>
      <text:p text:style-name="P1"/>
      <text:p text:style-name="P1">Control System Prototype.</text:p>
      <text:p text:style-name="P1"><text:s text:c="2"/>3 weeks (2 boards) ....................................... <text:s/>$6000.00</text:p>
      <text:p text:style-name="P1"><text:s text:c="2"/>prototype components ..................................... <text:s/>$1000.00</text:p>
      <text:p text:style-name="P1"/>
      <text:p text:style-name="P1">Final Version Production Board planning.</text:p>
      <text:p text:style-name="P1"><text:s text:c="2"/>CAD board 2 weeks ........................................ <text:s/>$4000.00</text:p>
      <text:p text:style-name="P1"><text:s text:c="2"/>assemble first board, test, possible iteration 2 weeks ... <text:s/>$4000.00</text:p>
      <text:p text:style-name="P1"/>
      <text:p text:style-name="P1">Final Version Production.</text:p>
      <text:p text:style-name="P1"><text:s text:c="2"/>50 boards assemble and test 3 weeks ...................... <text:s/>$6000.00</text:p>
      <text:p text:style-name="P1"><text:s text:c="2"/>50 boards contracted out for basic manufacture ........... <text:s/>$2000.00</text:p>
      <text:p text:style-name="P1"><text:s text:c="2"/>50 boards @ $150 components/board ........................ <text:s/>$7500.00</text:p>
      <text:p text:style-name="P1"><text:s/></text:p>
      <text:p text:style-name="P1">Embedded software development (for control board).</text:p>
      <text:p text:style-name="P1"><text:s text:c="2"/>4 weeks .................................................. <text:s/>$8000.00</text:p>
      <text:p text:style-name="P1"/>
      <text:p text:style-name="P1">Software modifications and developments.</text:p>
      <text:p text:style-name="P1"><text:s text:c="2"/>Jon has pledged to do most of this, but 3 weeks .......... <text:s/>$6000.00</text:p>
      <text:p text:style-name="P1"/>
      <text:p text:style-name="P1">Travel</text:p>
      <text:p text:style-name="P1"><text:s text:c="2"/>5 visits to Hat Creek @ $400/visit ....................... <text:s/>$2000.00</text:p>
      <text:p text:style-name="P1"><text:s text:c="61"/>=========</text:p>
      <text:p text:style-name="P1"><text:s text:c="61"/>$52500.00</text:p>
      <text:p text:style-name="P1"/>
      <text:p text:style-name="P1">This estimate should be over, but not by much. <text:s/>Does not include</text:p>
      <text:p text:style-name="P1">associated wiring harnesses and other similar production work you will be doing or contracting out.</text:p>
      <text:p text:style-name="P1"/>
      <text:p text:style-name="P1">Note: I have an arrangement with Gerry where I am working at a reduced $50/hour rate on this particular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Ackermann</meta:initial-creator>
    <meta:creation-date>2013-08-20T20:35:18</meta:creation-date>
    <dc:date>2013-08-20T21:53:37</dc:date>
    <dc:creator>Robert Ackermann</dc:creator>
    <meta:editing-duration>PT17M3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24" meta:word-count="155" meta:character-count="1394" meta:non-whitespace-character-count="1105"/>
  </office:meta>
</office:document-meta>
</file>